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3de4"/>
    </style:style>
    <style:style style:name="T1" style:family="text">
      <style:text-properties officeooo:rsid="00033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o de prue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2:52:27.70</meta:creation-date>
    <dc:date>2013-05-15T12:54:53.5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4.0.2.2$Windows_x86 LibreOffice_project/4c82dcdd6efcd48b1d8bba66bfe1989deee49c3</meta:generator>
  </office:meta>
</office:document-meta>
</file>